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2.89931in" style:rel-width="scale" style:rel-height="scale"><draw:image xlink:href="media/image1.png" xlink:type="simple" xlink:show="embed" xlink:actuate="onLoad"/><svg:title/><svg:desc>Ein Bild, das Text, Screenshot, Zahl, Software enthält.

Automatisch generierte Beschreibung</svg:desc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eyhun Eris Balci (sbalci1)</meta:initial-creator>
    <dc:creator>Seyhun Eris Balci (sbalci1)</dc:creator>
    <meta:creation-date>2024-10-23T09:16:00Z</meta:creation-date>
    <dc:date>2024-10-23T15:37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3" meta:row-count="1" meta:non-whitespace-character-count="3"/>
  </office:meta>
</office:document-meta>
</file>